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5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4.39pt"/>
    </style:style>
    <style:style style:name="co4" style:family="table-column">
      <style:table-column-properties fo:break-before="auto" style:column-width="125.69pt"/>
    </style:style>
    <style:style style:name="co5" style:family="table-column">
      <style:table-column-properties fo:break-before="auto" style:column-width="145.45pt"/>
    </style:style>
    <style:style style:name="co6" style:family="table-column">
      <style:table-column-properties fo:break-before="auto" style:column-width="139.44pt"/>
    </style:style>
    <style:style style:name="ro1" style:family="table-row">
      <style:table-row-properties style:row-height="24.9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taset: KDD2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SCD Log Loss</text:p>
          </table:table-cell>
          <table:table-cell office:value-type="string" calcext:value-type="string">
            <text:p>Minibatch-SCD Log Loss</text:p>
            <text:p>No Residual Update</text:p>
          </table:table-cell>
          <table:table-cell office:value-type="string" calcext:value-type="string">
            <text:p>Minibatch-SCD Log Loss</text:p>
            <text:p>Residual Update Period=100</text:p>
          </table:table-cell>
          <table:table-cell office:value-type="string" calcext:value-type="string">
            <text:p>Minibatch-SCD Log Loss</text:p>
            <text:p>Residual Update Period=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pSizeShifter=1</text:p>
          </table:table-cell>
          <table:table-cell office:value-type="float" office:value="0" calcext:value-type="float">
            <text:p>0</text:p>
          </table:table-cell>
          <table:table-cell office:value-type="float" office:value="0.690561" calcext:value-type="float">
            <text:p>0.690561</text:p>
          </table:table-cell>
          <table:table-cell table:number-columns-repeated="3"/>
          <table:table-cell table:style-name="ce1" table:number-columns-repeated="2"/>
        </table:table-row>
        <table:table-row table:style-name="ro2">
          <table:table-cell office:value-type="string" calcext:value-type="string">
            <text:p>Lambda=0.01</text:p>
          </table:table-cell>
          <table:table-cell office:value-type="float" office:value="10" calcext:value-type="float">
            <text:p>10</text:p>
          </table:table-cell>
          <table:table-cell office:value-type="float" office:value="0.282779" calcext:value-type="float">
            <text:p>0.282779</text:p>
          </table:table-cell>
          <table:table-cell table:number-columns-repeated="2" office:value-type="float" office:value="0.282778" calcext:value-type="float">
            <text:p>0.282778</text:p>
          </table:table-cell>
          <table:table-cell table:style-name="ce1" office:value-type="float" office:value="0.282778" calcext:value-type="float">
            <text:p>2.83E-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nibatchSize=16384</text:p>
          </table:table-cell>
          <table:table-cell office:value-type="float" office:value="20" calcext:value-type="float">
            <text:p>20</text:p>
          </table:table-cell>
          <table:table-cell office:value-type="float" office:value="0.265883" calcext:value-type="float">
            <text:p>0.265883</text:p>
          </table:table-cell>
          <table:table-cell table:style-name="ce1" office:value-type="float" office:value="0.265886" calcext:value-type="float">
            <text:p>2.66E-01</text:p>
          </table:table-cell>
          <table:table-cell office:value-type="float" office:value="0.265886" calcext:value-type="float">
            <text:p>0.265886</text:p>
          </table:table-cell>
          <table:table-cell office:value-type="float" office:value="0.265884" calcext:value-type="float">
            <text:p>0.265884</text:p>
          </table:table-cell>
          <table:table-cell table:number-columns-repeated="2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float" office:value="0.264272" calcext:value-type="float">
            <text:p>0.264272</text:p>
          </table:table-cell>
          <table:table-cell table:number-columns-repeated="3" office:value-type="float" office:value="0.264277" calcext:value-type="float">
            <text:p>0.264277</text:p>
          </table:table-cell>
          <table:table-cell table:number-columns-repeated="2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0.262948" calcext:value-type="float">
            <text:p>0.262948</text:p>
          </table:table-cell>
          <table:table-cell table:number-columns-repeated="2" office:value-type="float" office:value="0.262955" calcext:value-type="float">
            <text:p>0.262955</text:p>
          </table:table-cell>
          <table:table-cell office:value-type="float" office:value="0.262951" calcext:value-type="float">
            <text:p>0.262951</text:p>
          </table:table-cell>
          <table:table-cell table:number-columns-repeated="2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261823" calcext:value-type="float">
            <text:p>0.261823</text:p>
          </table:table-cell>
          <table:table-cell table:number-columns-repeated="2" office:value-type="float" office:value="0.261834" calcext:value-type="float">
            <text:p>0.261834</text:p>
          </table:table-cell>
          <table:table-cell office:value-type="float" office:value="0.261828" calcext:value-type="float">
            <text:p>0.261828</text:p>
          </table:table-cell>
          <table:table-cell table:number-columns-repeated="2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float" office:value="0.260854" calcext:value-type="float">
            <text:p>0.260854</text:p>
          </table:table-cell>
          <table:table-cell table:number-columns-repeated="2" office:value-type="float" office:value="0.260865" calcext:value-type="float">
            <text:p>0.260865</text:p>
          </table:table-cell>
          <table:table-cell office:value-type="float" office:value="0.260862" calcext:value-type="float">
            <text:p>0.260862</text:p>
          </table:table-cell>
          <table:table-cell table:number-columns-repeated="2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float" office:value="0.260008" calcext:value-type="float">
            <text:p>0.260008</text:p>
          </table:table-cell>
          <table:table-cell table:number-columns-repeated="2" office:value-type="float" office:value="0.260024" calcext:value-type="float">
            <text:p>0.260024</text:p>
          </table:table-cell>
          <table:table-cell office:value-type="float" office:value="0.260017" calcext:value-type="float">
            <text:p>0.260017</text:p>
          </table:table-cell>
          <table:table-cell table:number-columns-repeated="2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office:value-type="float" office:value="0.259259" calcext:value-type="float">
            <text:p>0.259259</text:p>
          </table:table-cell>
          <table:table-cell table:number-columns-repeated="2" office:value-type="float" office:value="0.259279" calcext:value-type="float">
            <text:p>0.259279</text:p>
          </table:table-cell>
          <table:table-cell office:value-type="float" office:value="0.259267" calcext:value-type="float">
            <text:p>0.259267</text:p>
          </table:table-cell>
          <table:table-cell table:number-columns-repeated="2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float" office:value="0.258594" calcext:value-type="float">
            <text:p>0.258594</text:p>
          </table:table-cell>
          <table:table-cell table:number-columns-repeated="2" office:value-type="float" office:value="0.258616" calcext:value-type="float">
            <text:p>0.258616</text:p>
          </table:table-cell>
          <table:table-cell office:value-type="float" office:value="0.2586" calcext:value-type="float">
            <text:p>0.258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0.257985" calcext:value-type="float">
            <text:p>0.257985</text:p>
          </table:table-cell>
          <table:table-cell table:number-columns-repeated="2" office:value-type="float" office:value="0.258014" calcext:value-type="float">
            <text:p>0.258014</text:p>
          </table:table-cell>
          <table:table-cell office:value-type="float" office:value="0.257998" calcext:value-type="float">
            <text:p>0.257998</text:p>
          </table:table-cell>
          <table:table-cell table:number-columns-repeated="2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float" office:value="0.257436" calcext:value-type="float">
            <text:p>0.257436</text:p>
          </table:table-cell>
          <table:table-cell table:number-columns-repeated="2" office:value-type="float" office:value="0.257464" calcext:value-type="float">
            <text:p>0.257464</text:p>
          </table:table-cell>
          <table:table-cell office:value-type="float" office:value="0.257444" calcext:value-type="float">
            <text:p>0.257444</text:p>
          </table:table-cell>
          <table:table-cell table:number-columns-repeated="2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float" office:value="0.256922" calcext:value-type="float">
            <text:p>0.256922</text:p>
          </table:table-cell>
          <table:table-cell office:value-type="float" office:value="0.25696" calcext:value-type="float">
            <text:p>0.25696</text:p>
          </table:table-cell>
          <table:table-cell office:value-type="float" office:value="0.256954" calcext:value-type="float">
            <text:p>0.256954</text:p>
          </table:table-cell>
          <table:table-cell office:value-type="float" office:value="0.256937" calcext:value-type="float">
            <text:p>0.256937</text:p>
          </table:table-cell>
          <table:table-cell table:number-columns-repeated="2"/>
        </table:table-row>
        <table:table-row table:style-name="ro2">
          <table:table-cell/>
          <table:table-cell office:value-type="float" office:value="130" calcext:value-type="float">
            <text:p>130</text:p>
          </table:table-cell>
          <table:table-cell office:value-type="float" office:value="0.256454" calcext:value-type="float">
            <text:p>0.256454</text:p>
          </table:table-cell>
          <table:table-cell office:value-type="float" office:value="0.256496" calcext:value-type="float">
            <text:p>0.256496</text:p>
          </table:table-cell>
          <table:table-cell office:value-type="float" office:value="0.256486" calcext:value-type="float">
            <text:p>0.256486</text:p>
          </table:table-cell>
          <table:table-cell office:value-type="float" office:value="0.256468" calcext:value-type="float">
            <text:p>0.256468</text:p>
          </table:table-cell>
          <table:table-cell table:number-columns-repeated="2"/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office:value-type="float" office:value="0.25602" calcext:value-type="float">
            <text:p>0.25602</text:p>
          </table:table-cell>
          <table:table-cell office:value-type="float" office:value="0.25606" calcext:value-type="float">
            <text:p>0.25606</text:p>
          </table:table-cell>
          <table:table-cell office:value-type="float" office:value="0.25605" calcext:value-type="float">
            <text:p>0.25605</text:p>
          </table:table-cell>
          <table:table-cell office:value-type="float" office:value="0.256032" calcext:value-type="float">
            <text:p>0.256032</text:p>
          </table:table-cell>
          <table:table-cell table:number-columns-repeated="2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float" office:value="0.25561" calcext:value-type="float">
            <text:p>0.25561</text:p>
          </table:table-cell>
          <table:table-cell office:value-type="float" office:value="0.255664" calcext:value-type="float">
            <text:p>0.255664</text:p>
          </table:table-cell>
          <table:table-cell office:value-type="float" office:value="0.255652" calcext:value-type="float">
            <text:p>0.255652</text:p>
          </table:table-cell>
          <table:table-cell office:value-type="float" office:value="0.255628" calcext:value-type="float">
            <text:p>0.255628</text:p>
          </table:table-cell>
          <table:table-cell table:number-columns-repeated="2"/>
        </table:table-row>
        <table:table-row table:style-name="ro2">
          <table:table-cell/>
          <table:table-cell office:value-type="float" office:value="160" calcext:value-type="float">
            <text:p>160</text:p>
          </table:table-cell>
          <table:table-cell office:value-type="float" office:value="0.255231" calcext:value-type="float">
            <text:p>0.255231</text:p>
          </table:table-cell>
          <table:table-cell office:value-type="float" office:value="0.255284" calcext:value-type="float">
            <text:p>0.255284</text:p>
          </table:table-cell>
          <table:table-cell office:value-type="float" office:value="0.25527" calcext:value-type="float">
            <text:p>0.25527</text:p>
          </table:table-cell>
          <table:table-cell office:value-type="float" office:value="0.25525" calcext:value-type="float">
            <text:p>0.25525</text:p>
          </table:table-cell>
          <table:table-cell table:number-columns-repeated="2"/>
        </table:table-row>
        <table:table-row table:style-name="ro2">
          <table:table-cell/>
          <table:table-cell office:value-type="float" office:value="170" calcext:value-type="float">
            <text:p>170</text:p>
          </table:table-cell>
          <table:table-cell office:value-type="float" office:value="0.254874" calcext:value-type="float">
            <text:p>0.254874</text:p>
          </table:table-cell>
          <table:table-cell office:value-type="float" office:value="0.254932" calcext:value-type="float">
            <text:p>0.254932</text:p>
          </table:table-cell>
          <table:table-cell office:value-type="float" office:value="0.254919" calcext:value-type="float">
            <text:p>0.254919</text:p>
          </table:table-cell>
          <table:table-cell office:value-type="float" office:value="0.254892" calcext:value-type="float">
            <text:p>0.254892</text:p>
          </table:table-cell>
          <table:table-cell table:number-columns-repeated="2"/>
        </table:table-row>
        <table:table-row table:style-name="ro2">
          <table:table-cell/>
          <table:table-cell office:value-type="float" office:value="180" calcext:value-type="float">
            <text:p>180</text:p>
          </table:table-cell>
          <table:table-cell office:value-type="float" office:value="0.254542" calcext:value-type="float">
            <text:p>0.254542</text:p>
          </table:table-cell>
          <table:table-cell office:value-type="float" office:value="0.254596" calcext:value-type="float">
            <text:p>0.254596</text:p>
          </table:table-cell>
          <table:table-cell office:value-type="float" office:value="0.254581" calcext:value-type="float">
            <text:p>0.254581</text:p>
          </table:table-cell>
          <table:table-cell office:value-type="float" office:value="0.25456" calcext:value-type="float">
            <text:p>0.2545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90" calcext:value-type="float">
            <text:p>190</text:p>
          </table:table-cell>
          <table:table-cell office:value-type="float" office:value="0.254224" calcext:value-type="float">
            <text:p>0.254224</text:p>
          </table:table-cell>
          <table:table-cell office:value-type="float" office:value="0.254284" calcext:value-type="float">
            <text:p>0.254284</text:p>
          </table:table-cell>
          <table:table-cell office:value-type="float" office:value="0.254266" calcext:value-type="float">
            <text:p>0.254266</text:p>
          </table:table-cell>
          <table:table-cell office:value-type="float" office:value="0.254244" calcext:value-type="float">
            <text:p>0.254244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0" calcext:value-type="float">
            <text:p>200</text:p>
          </table:table-cell>
          <table:table-cell office:value-type="float" office:value="0.253924" calcext:value-type="float">
            <text:p>0.253924</text:p>
          </table:table-cell>
          <table:table-cell office:value-type="float" office:value="0.25399" calcext:value-type="float">
            <text:p>0.25399</text:p>
          </table:table-cell>
          <table:table-cell office:value-type="float" office:value="0.253973" calcext:value-type="float">
            <text:p>0.253973</text:p>
          </table:table-cell>
          <table:table-cell office:value-type="float" office:value="0.253948" calcext:value-type="float">
            <text:p>0.253948</text:p>
          </table:table-cell>
          <table:table-cell table:number-columns-repeated="2"/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office:value-type="float" office:value="0.253642" calcext:value-type="float">
            <text:p>0.253642</text:p>
          </table:table-cell>
          <table:table-cell office:value-type="float" office:value="0.253712" calcext:value-type="float">
            <text:p>0.253712</text:p>
          </table:table-cell>
          <table:table-cell office:value-type="float" office:value="0.253692" calcext:value-type="float">
            <text:p>0.253692</text:p>
          </table:table-cell>
          <table:table-cell office:value-type="float" office:value="0.253664" calcext:value-type="float">
            <text:p>0.253664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0" calcext:value-type="float">
            <text:p>220</text:p>
          </table:table-cell>
          <table:table-cell office:value-type="float" office:value="0.253373" calcext:value-type="float">
            <text:p>0.253373</text:p>
          </table:table-cell>
          <table:table-cell office:value-type="float" office:value="0.253442" calcext:value-type="float">
            <text:p>0.253442</text:p>
          </table:table-cell>
          <table:table-cell office:value-type="float" office:value="0.253421" calcext:value-type="float">
            <text:p>0.253421</text:p>
          </table:table-cell>
          <table:table-cell office:value-type="float" office:value="0.253398" calcext:value-type="float">
            <text:p>0.253398</text:p>
          </table:table-cell>
          <table:table-cell table:number-columns-repeated="2"/>
        </table:table-row>
        <table:table-row table:style-name="ro2">
          <table:table-cell/>
          <table:table-cell office:value-type="float" office:value="230" calcext:value-type="float">
            <text:p>230</text:p>
          </table:table-cell>
          <table:table-cell office:value-type="float" office:value="0.253118" calcext:value-type="float">
            <text:p>0.253118</text:p>
          </table:table-cell>
          <table:table-cell office:value-type="float" office:value="0.253192" calcext:value-type="float">
            <text:p>0.253192</text:p>
          </table:table-cell>
          <table:table-cell office:value-type="float" office:value="0.253168" calcext:value-type="float">
            <text:p>0.253168</text:p>
          </table:table-cell>
          <table:table-cell office:value-type="float" office:value="0.253144" calcext:value-type="float">
            <text:p>0.253144</text:p>
          </table:table-cell>
          <table:table-cell table:number-columns-repeated="2"/>
        </table:table-row>
        <table:table-row table:style-name="ro2">
          <table:table-cell/>
          <table:table-cell office:value-type="float" office:value="240" calcext:value-type="float">
            <text:p>240</text:p>
          </table:table-cell>
          <table:table-cell office:value-type="float" office:value="0.25288" calcext:value-type="float">
            <text:p>0.25288</text:p>
          </table:table-cell>
          <table:table-cell office:value-type="float" office:value="0.252954" calcext:value-type="float">
            <text:p>0.252954</text:p>
          </table:table-cell>
          <table:table-cell office:value-type="float" office:value="0.252927" calcext:value-type="float">
            <text:p>0.252927</text:p>
          </table:table-cell>
          <table:table-cell office:value-type="float" office:value="0.252904" calcext:value-type="float">
            <text:p>0.252904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0" calcext:value-type="float">
            <text:p>250</text:p>
          </table:table-cell>
          <table:table-cell office:value-type="float" office:value="0.252649" calcext:value-type="float">
            <text:p>0.252649</text:p>
          </table:table-cell>
          <table:table-cell office:value-type="float" office:value="0.252725" calcext:value-type="float">
            <text:p>0.252725</text:p>
          </table:table-cell>
          <table:table-cell office:value-type="float" office:value="0.252703" calcext:value-type="float">
            <text:p>0.252703</text:p>
          </table:table-cell>
          <table:table-cell office:value-type="float" office:value="0.252677" calcext:value-type="float">
            <text:p>0.252677</text:p>
          </table:table-cell>
          <table:table-cell table:number-columns-repeated="2"/>
        </table:table-row>
        <table:table-row table:style-name="ro2">
          <table:table-cell/>
          <table:table-cell office:value-type="float" office:value="260" calcext:value-type="float">
            <text:p>260</text:p>
          </table:table-cell>
          <table:table-cell office:value-type="float" office:value="0.252433" calcext:value-type="float">
            <text:p>0.252433</text:p>
          </table:table-cell>
          <table:table-cell office:value-type="float" office:value="0.252514" calcext:value-type="float">
            <text:p>0.252514</text:p>
          </table:table-cell>
          <table:table-cell office:value-type="float" office:value="0.252491" calcext:value-type="float">
            <text:p>0.252491</text:p>
          </table:table-cell>
          <table:table-cell office:value-type="float" office:value="0.252464" calcext:value-type="float">
            <text:p>0.252464</text:p>
          </table:table-cell>
          <table:table-cell table:number-columns-repeated="2"/>
        </table:table-row>
        <table:table-row table:style-name="ro2">
          <table:table-cell/>
          <table:table-cell office:value-type="float" office:value="270" calcext:value-type="float">
            <text:p>270</text:p>
          </table:table-cell>
          <table:table-cell office:value-type="float" office:value="0.252223" calcext:value-type="float">
            <text:p>0.252223</text:p>
          </table:table-cell>
          <table:table-cell office:value-type="float" office:value="0.252313" calcext:value-type="float">
            <text:p>0.252313</text:p>
          </table:table-cell>
          <table:table-cell office:value-type="float" office:value="0.252283" calcext:value-type="float">
            <text:p>0.252283</text:p>
          </table:table-cell>
          <table:table-cell office:value-type="float" office:value="0.252257" calcext:value-type="float">
            <text:p>0.252257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0" calcext:value-type="float">
            <text:p>280</text:p>
          </table:table-cell>
          <table:table-cell office:value-type="float" office:value="0.252028" calcext:value-type="float">
            <text:p>0.252028</text:p>
          </table:table-cell>
          <table:table-cell office:value-type="float" office:value="0.252122" calcext:value-type="float">
            <text:p>0.252122</text:p>
          </table:table-cell>
          <table:table-cell office:value-type="float" office:value="0.252091" calcext:value-type="float">
            <text:p>0.252091</text:p>
          </table:table-cell>
          <table:table-cell office:value-type="float" office:value="0.25206" calcext:value-type="float">
            <text:p>0.252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90" calcext:value-type="float">
            <text:p>290</text:p>
          </table:table-cell>
          <table:table-cell office:value-type="float" office:value="0.251839" calcext:value-type="float">
            <text:p>0.251839</text:p>
          </table:table-cell>
          <table:table-cell office:value-type="float" office:value="0.251934" calcext:value-type="float">
            <text:p>0.251934</text:p>
          </table:table-cell>
          <table:table-cell office:value-type="float" office:value="0.251905" calcext:value-type="float">
            <text:p>0.251905</text:p>
          </table:table-cell>
          <table:table-cell office:value-type="float" office:value="0.251871" calcext:value-type="float">
            <text:p>0.251871</text:p>
          </table:table-cell>
          <table:table-cell table:number-columns-repeated="2"/>
        </table:table-row>
        <table:table-row table:style-name="ro2">
          <table:table-cell/>
          <table:table-cell office:value-type="float" office:value="300" calcext:value-type="float">
            <text:p>300</text:p>
          </table:table-cell>
          <table:table-cell office:value-type="float" office:value="0.251657" calcext:value-type="float">
            <text:p>0.251657</text:p>
          </table:table-cell>
          <table:table-cell office:value-type="float" office:value="0.251757" calcext:value-type="float">
            <text:p>0.251757</text:p>
          </table:table-cell>
          <table:table-cell office:value-type="float" office:value="0.251729" calcext:value-type="float">
            <text:p>0.251729</text:p>
          </table:table-cell>
          <table:table-cell office:value-type="float" office:value="0.251694" calcext:value-type="float">
            <text:p>0.251694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0" calcext:value-type="float">
            <text:p>310</text:p>
          </table:table-cell>
          <table:table-cell office:value-type="float" office:value="0.251483" calcext:value-type="float">
            <text:p>0.251483</text:p>
          </table:table-cell>
          <table:table-cell office:value-type="float" office:value="0.25159" calcext:value-type="float">
            <text:p>0.25159</text:p>
          </table:table-cell>
          <table:table-cell office:value-type="float" office:value="0.251556" calcext:value-type="float">
            <text:p>0.251556</text:p>
          </table:table-cell>
          <table:table-cell office:value-type="float" office:value="0.251524" calcext:value-type="float">
            <text:p>0.251524</text:p>
          </table:table-cell>
          <table:table-cell table:number-columns-repeated="2"/>
        </table:table-row>
        <table:table-row table:style-name="ro2">
          <table:table-cell/>
          <table:table-cell office:value-type="float" office:value="320" calcext:value-type="float">
            <text:p>320</text:p>
          </table:table-cell>
          <table:table-cell office:value-type="float" office:value="0.251316" calcext:value-type="float">
            <text:p>0.251316</text:p>
          </table:table-cell>
          <table:table-cell office:value-type="float" office:value="0.251429" calcext:value-type="float">
            <text:p>0.251429</text:p>
          </table:table-cell>
          <table:table-cell office:value-type="float" office:value="0.251389" calcext:value-type="float">
            <text:p>0.251389</text:p>
          </table:table-cell>
          <table:table-cell office:value-type="float" office:value="0.251361" calcext:value-type="float">
            <text:p>0.251361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0" calcext:value-type="float">
            <text:p>330</text:p>
          </table:table-cell>
          <table:table-cell office:value-type="float" office:value="0.251157" calcext:value-type="float">
            <text:p>0.251157</text:p>
          </table:table-cell>
          <table:table-cell office:value-type="float" office:value="0.25127" calcext:value-type="float">
            <text:p>0.25127</text:p>
          </table:table-cell>
          <table:table-cell office:value-type="float" office:value="0.251233" calcext:value-type="float">
            <text:p>0.251233</text:p>
          </table:table-cell>
          <table:table-cell office:value-type="float" office:value="0.251203" calcext:value-type="float">
            <text:p>0.251203</text:p>
          </table:table-cell>
          <table:table-cell table:number-columns-repeated="2"/>
        </table:table-row>
        <table:table-row table:style-name="ro2">
          <table:table-cell/>
          <table:table-cell office:value-type="float" office:value="340" calcext:value-type="float">
            <text:p>340</text:p>
          </table:table-cell>
          <table:table-cell office:value-type="float" office:value="0.251007" calcext:value-type="float">
            <text:p>0.251007</text:p>
          </table:table-cell>
          <table:table-cell office:value-type="float" office:value="0.251125" calcext:value-type="float">
            <text:p>0.251125</text:p>
          </table:table-cell>
          <table:table-cell office:value-type="float" office:value="0.251081" calcext:value-type="float">
            <text:p>0.251081</text:p>
          </table:table-cell>
          <table:table-cell office:value-type="float" office:value="0.251053" calcext:value-type="float">
            <text:p>0.251053</text:p>
          </table:table-cell>
          <table:table-cell table:number-columns-repeated="2"/>
        </table:table-row>
        <table:table-row table:style-name="ro2">
          <table:table-cell/>
          <table:table-cell office:value-type="float" office:value="350" calcext:value-type="float">
            <text:p>350</text:p>
          </table:table-cell>
          <table:table-cell office:value-type="float" office:value="0.250862" calcext:value-type="float">
            <text:p>0.250862</text:p>
          </table:table-cell>
          <table:table-cell office:value-type="float" office:value="0.250981" calcext:value-type="float">
            <text:p>0.250981</text:p>
          </table:table-cell>
          <table:table-cell office:value-type="float" office:value="0.250939" calcext:value-type="float">
            <text:p>0.250939</text:p>
          </table:table-cell>
          <table:table-cell office:value-type="float" office:value="0.250908" calcext:value-type="float">
            <text:p>0.250908</text:p>
          </table:table-cell>
          <table:table-cell table:number-columns-repeated="2"/>
        </table:table-row>
        <table:table-row table:style-name="ro2">
          <table:table-cell/>
          <table:table-cell office:value-type="float" office:value="360" calcext:value-type="float">
            <text:p>360</text:p>
          </table:table-cell>
          <table:table-cell office:value-type="float" office:value="0.250722" calcext:value-type="float">
            <text:p>0.250722</text:p>
          </table:table-cell>
          <table:table-cell office:value-type="float" office:value="0.250842" calcext:value-type="float">
            <text:p>0.250842</text:p>
          </table:table-cell>
          <table:table-cell office:value-type="float" office:value="0.250803" calcext:value-type="float">
            <text:p>0.250803</text:p>
          </table:table-cell>
          <table:table-cell office:value-type="float" office:value="0.250767" calcext:value-type="float">
            <text:p>0.250767</text:p>
          </table:table-cell>
          <table:table-cell table:number-columns-repeated="2"/>
        </table:table-row>
        <table:table-row table:style-name="ro2">
          <table:table-cell/>
          <table:table-cell office:value-type="float" office:value="370" calcext:value-type="float">
            <text:p>370</text:p>
          </table:table-cell>
          <table:table-cell office:value-type="float" office:value="0.250588" calcext:value-type="float">
            <text:p>0.250588</text:p>
          </table:table-cell>
          <table:table-cell office:value-type="float" office:value="0.250711" calcext:value-type="float">
            <text:p>0.250711</text:p>
          </table:table-cell>
          <table:table-cell office:value-type="float" office:value="0.250672" calcext:value-type="float">
            <text:p>0.250672</text:p>
          </table:table-cell>
          <table:table-cell office:value-type="float" office:value="0.250633" calcext:value-type="float">
            <text:p>0.250633</text:p>
          </table:table-cell>
          <table:table-cell table:number-columns-repeated="2"/>
        </table:table-row>
        <table:table-row table:style-name="ro2">
          <table:table-cell/>
          <table:table-cell office:value-type="float" office:value="380" calcext:value-type="float">
            <text:p>380</text:p>
          </table:table-cell>
          <table:table-cell office:value-type="float" office:value="0.250456" calcext:value-type="float">
            <text:p>0.250456</text:p>
          </table:table-cell>
          <table:table-cell office:value-type="float" office:value="0.250585" calcext:value-type="float">
            <text:p>0.250585</text:p>
          </table:table-cell>
          <table:table-cell office:value-type="float" office:value="0.250544" calcext:value-type="float">
            <text:p>0.250544</text:p>
          </table:table-cell>
          <table:table-cell office:value-type="float" office:value="0.250508" calcext:value-type="float">
            <text:p>0.250508</text:p>
          </table:table-cell>
          <table:table-cell table:number-columns-repeated="2"/>
        </table:table-row>
        <table:table-row table:style-name="ro2">
          <table:table-cell/>
          <table:table-cell office:value-type="float" office:value="390" calcext:value-type="float">
            <text:p>390</text:p>
          </table:table-cell>
          <table:table-cell office:value-type="float" office:value="0.250332" calcext:value-type="float">
            <text:p>0.250332</text:p>
          </table:table-cell>
          <table:table-cell office:value-type="float" office:value="0.250465" calcext:value-type="float">
            <text:p>0.250465</text:p>
          </table:table-cell>
          <table:table-cell office:value-type="float" office:value="0.250421" calcext:value-type="float">
            <text:p>0.250421</text:p>
          </table:table-cell>
          <table:table-cell office:value-type="float" office:value="0.250385" calcext:value-type="float">
            <text:p>0.250385</text:p>
          </table:table-cell>
          <table:table-cell table:number-columns-repeated="2"/>
        </table:table-row>
        <table:table-row table:style-name="ro2">
          <table:table-cell/>
          <table:table-cell office:value-type="float" office:value="400" calcext:value-type="float">
            <text:p>400</text:p>
          </table:table-cell>
          <table:table-cell office:value-type="float" office:value="0.25021" calcext:value-type="float">
            <text:p>0.25021</text:p>
          </table:table-cell>
          <table:table-cell office:value-type="float" office:value="0.25035" calcext:value-type="float">
            <text:p>0.25035</text:p>
          </table:table-cell>
          <table:table-cell office:value-type="float" office:value="0.250307" calcext:value-type="float">
            <text:p>0.250307</text:p>
          </table:table-cell>
          <table:table-cell office:value-type="float" office:value="0.25027" calcext:value-type="float">
            <text:p>0.25027</text:p>
          </table:table-cell>
          <table:table-cell table:number-columns-repeated="2"/>
        </table:table-row>
        <table:table-row table:style-name="ro2">
          <table:table-cell/>
          <table:table-cell office:value-type="float" office:value="410" calcext:value-type="float">
            <text:p>410</text:p>
          </table:table-cell>
          <table:table-cell office:value-type="float" office:value="0.250099" calcext:value-type="float">
            <text:p>0.250099</text:p>
          </table:table-cell>
          <table:table-cell office:value-type="float" office:value="0.250234" calcext:value-type="float">
            <text:p>0.250234</text:p>
          </table:table-cell>
          <table:table-cell office:value-type="float" office:value="0.250186" calcext:value-type="float">
            <text:p>0.250186</text:p>
          </table:table-cell>
          <table:table-cell office:value-type="float" office:value="0.25016" calcext:value-type="float">
            <text:p>0.25016</text:p>
          </table:table-cell>
          <table:table-cell table:number-columns-repeated="2"/>
        </table:table-row>
        <table:table-row table:style-name="ro2">
          <table:table-cell/>
          <table:table-cell office:value-type="float" office:value="420" calcext:value-type="float">
            <text:p>420</text:p>
          </table:table-cell>
          <table:table-cell office:value-type="float" office:value="0.249992" calcext:value-type="float">
            <text:p>0.249992</text:p>
          </table:table-cell>
          <table:table-cell office:value-type="float" office:value="0.250126" calcext:value-type="float">
            <text:p>0.250126</text:p>
          </table:table-cell>
          <table:table-cell office:value-type="float" office:value="0.250074" calcext:value-type="float">
            <text:p>0.250074</text:p>
          </table:table-cell>
          <table:table-cell office:value-type="float" office:value="0.25005" calcext:value-type="float">
            <text:p>0.25005</text:p>
          </table:table-cell>
          <table:table-cell table:number-columns-repeated="2"/>
        </table:table-row>
        <table:table-row table:style-name="ro2">
          <table:table-cell/>
          <table:table-cell office:value-type="float" office:value="430" calcext:value-type="float">
            <text:p>430</text:p>
          </table:table-cell>
          <table:table-cell office:value-type="float" office:value="0.249883" calcext:value-type="float">
            <text:p>0.249883</text:p>
          </table:table-cell>
          <table:table-cell office:value-type="float" office:value="0.250021" calcext:value-type="float">
            <text:p>0.250021</text:p>
          </table:table-cell>
          <table:table-cell office:value-type="float" office:value="0.249971" calcext:value-type="float">
            <text:p>0.249971</text:p>
          </table:table-cell>
          <table:table-cell office:value-type="float" office:value="0.249943" calcext:value-type="float">
            <text:p>0.249943</text:p>
          </table:table-cell>
          <table:table-cell table:number-columns-repeated="2"/>
        </table:table-row>
        <table:table-row table:style-name="ro2">
          <table:table-cell/>
          <table:table-cell office:value-type="float" office:value="440" calcext:value-type="float">
            <text:p>440</text:p>
          </table:table-cell>
          <table:table-cell office:value-type="float" office:value="0.249782" calcext:value-type="float">
            <text:p>0.249782</text:p>
          </table:table-cell>
          <table:table-cell office:value-type="float" office:value="0.249921" calcext:value-type="float">
            <text:p>0.249921</text:p>
          </table:table-cell>
          <table:table-cell office:value-type="float" office:value="0.249869" calcext:value-type="float">
            <text:p>0.249869</text:p>
          </table:table-cell>
          <table:table-cell office:value-type="float" office:value="0.249841" calcext:value-type="float">
            <text:p>0.249841</text:p>
          </table:table-cell>
          <table:table-cell table:number-columns-repeated="2"/>
        </table:table-row>
        <table:table-row table:style-name="ro2">
          <table:table-cell/>
          <table:table-cell office:value-type="float" office:value="450" calcext:value-type="float">
            <text:p>450</text:p>
          </table:table-cell>
          <table:table-cell office:value-type="float" office:value="0.249684" calcext:value-type="float">
            <text:p>0.249684</text:p>
          </table:table-cell>
          <table:table-cell office:value-type="float" office:value="0.249824" calcext:value-type="float">
            <text:p>0.249824</text:p>
          </table:table-cell>
          <table:table-cell office:value-type="float" office:value="0.249771" calcext:value-type="float">
            <text:p>0.249771</text:p>
          </table:table-cell>
          <table:table-cell office:value-type="float" office:value="0.249742" calcext:value-type="float">
            <text:p>0.249742</text:p>
          </table:table-cell>
          <table:table-cell table:number-columns-repeated="2"/>
        </table:table-row>
        <table:table-row table:style-name="ro2">
          <table:table-cell/>
          <table:table-cell office:value-type="float" office:value="460" calcext:value-type="float">
            <text:p>460</text:p>
          </table:table-cell>
          <table:table-cell office:value-type="float" office:value="0.249584" calcext:value-type="float">
            <text:p>0.249584</text:p>
          </table:table-cell>
          <table:table-cell office:value-type="float" office:value="0.249731" calcext:value-type="float">
            <text:p>0.249731</text:p>
          </table:table-cell>
          <table:table-cell office:value-type="float" office:value="0.249679" calcext:value-type="float">
            <text:p>0.249679</text:p>
          </table:table-cell>
          <table:table-cell office:value-type="float" office:value="0.249649" calcext:value-type="float">
            <text:p>0.249649</text:p>
          </table:table-cell>
          <table:table-cell table:number-columns-repeated="2"/>
        </table:table-row>
        <table:table-row table:style-name="ro2">
          <table:table-cell/>
          <table:table-cell office:value-type="float" office:value="470" calcext:value-type="float">
            <text:p>470</text:p>
          </table:table-cell>
          <table:table-cell office:value-type="float" office:value="0.249489" calcext:value-type="float">
            <text:p>0.249489</text:p>
          </table:table-cell>
          <table:table-cell office:value-type="float" office:value="0.24964" calcext:value-type="float">
            <text:p>0.24964</text:p>
          </table:table-cell>
          <table:table-cell office:value-type="float" office:value="0.249588" calcext:value-type="float">
            <text:p>0.249588</text:p>
          </table:table-cell>
          <table:table-cell office:value-type="float" office:value="0.249554" calcext:value-type="float">
            <text:p>0.249554</text:p>
          </table:table-cell>
          <table:table-cell table:number-columns-repeated="2"/>
        </table:table-row>
        <table:table-row table:style-name="ro2">
          <table:table-cell/>
          <table:table-cell office:value-type="float" office:value="480" calcext:value-type="float">
            <text:p>480</text:p>
          </table:table-cell>
          <table:table-cell office:value-type="float" office:value="0.249398" calcext:value-type="float">
            <text:p>0.249398</text:p>
          </table:table-cell>
          <table:table-cell office:value-type="float" office:value="0.249551" calcext:value-type="float">
            <text:p>0.249551</text:p>
          </table:table-cell>
          <table:table-cell office:value-type="float" office:value="0.249499" calcext:value-type="float">
            <text:p>0.249499</text:p>
          </table:table-cell>
          <table:table-cell office:value-type="float" office:value="0.249466" calcext:value-type="float">
            <text:p>0.249466</text:p>
          </table:table-cell>
          <table:table-cell table:number-columns-repeated="2"/>
        </table:table-row>
        <table:table-row table:style-name="ro2">
          <table:table-cell/>
          <table:table-cell office:value-type="float" office:value="490" calcext:value-type="float">
            <text:p>490</text:p>
          </table:table-cell>
          <table:table-cell office:value-type="float" office:value="0.249311" calcext:value-type="float">
            <text:p>0.249311</text:p>
          </table:table-cell>
          <table:table-cell office:value-type="float" office:value="0.249466" calcext:value-type="float">
            <text:p>0.249466</text:p>
          </table:table-cell>
          <table:table-cell office:value-type="float" office:value="0.249414" calcext:value-type="float">
            <text:p>0.249414</text:p>
          </table:table-cell>
          <table:table-cell office:value-type="float" office:value="0.249381" calcext:value-type="float">
            <text:p>0.249381</text:p>
          </table:table-cell>
          <table:table-cell table:number-columns-repeated="2"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office:value-type="float" office:value="0.249224" calcext:value-type="float">
            <text:p>0.249224</text:p>
          </table:table-cell>
          <table:table-cell office:value-type="float" office:value="0.249383" calcext:value-type="float">
            <text:p>0.249383</text:p>
          </table:table-cell>
          <table:table-cell office:value-type="float" office:value="0.249334" calcext:value-type="float">
            <text:p>0.249334</text:p>
          </table:table-cell>
          <table:table-cell office:value-type="float" office:value="0.249295" calcext:value-type="float">
            <text:p>0.249295</text:p>
          </table:table-cell>
          <table:table-cell table:number-columns-repeated="2"/>
        </table:table-row>
        <table:table-row table:style-name="ro2">
          <table:table-cell/>
          <table:table-cell office:value-type="float" office:value="510" calcext:value-type="float">
            <text:p>510</text:p>
          </table:table-cell>
          <table:table-cell office:value-type="float" office:value="0.249143" calcext:value-type="float">
            <text:p>0.249143</text:p>
          </table:table-cell>
          <table:table-cell office:value-type="float" office:value="0.249302" calcext:value-type="float">
            <text:p>0.249302</text:p>
          </table:table-cell>
          <table:table-cell office:value-type="float" office:value="0.249251" calcext:value-type="float">
            <text:p>0.249251</text:p>
          </table:table-cell>
          <table:table-cell office:value-type="float" office:value="0.249213" calcext:value-type="float">
            <text:p>0.249213</text:p>
          </table:table-cell>
          <table:table-cell table:number-columns-repeated="2"/>
        </table:table-row>
        <table:table-row table:style-name="ro2">
          <table:table-cell/>
          <table:table-cell office:value-type="float" office:value="520" calcext:value-type="float">
            <text:p>520</text:p>
          </table:table-cell>
          <table:table-cell office:value-type="float" office:value="0.24906" calcext:value-type="float">
            <text:p>0.24906</text:p>
          </table:table-cell>
          <table:table-cell office:value-type="float" office:value="0.249223" calcext:value-type="float">
            <text:p>0.249223</text:p>
          </table:table-cell>
          <table:table-cell office:value-type="float" office:value="0.24917" calcext:value-type="float">
            <text:p>0.24917</text:p>
          </table:table-cell>
          <table:table-cell office:value-type="float" office:value="0.249136" calcext:value-type="float">
            <text:p>0.249136</text:p>
          </table:table-cell>
          <table:table-cell table:number-columns-repeated="2"/>
        </table:table-row>
        <table:table-row table:style-name="ro2">
          <table:table-cell/>
          <table:table-cell office:value-type="float" office:value="530" calcext:value-type="float">
            <text:p>530</text:p>
          </table:table-cell>
          <table:table-cell office:value-type="float" office:value="0.248978" calcext:value-type="float">
            <text:p>0.248978</text:p>
          </table:table-cell>
          <table:table-cell office:value-type="float" office:value="0.249153" calcext:value-type="float">
            <text:p>0.249153</text:p>
          </table:table-cell>
          <table:table-cell office:value-type="float" office:value="0.249097" calcext:value-type="float">
            <text:p>0.249097</text:p>
          </table:table-cell>
          <table:table-cell office:value-type="float" office:value="0.249062" calcext:value-type="float">
            <text:p>0.249062</text:p>
          </table:table-cell>
          <table:table-cell table:number-columns-repeated="2"/>
        </table:table-row>
        <table:table-row table:style-name="ro2">
          <table:table-cell/>
          <table:table-cell office:value-type="float" office:value="540" calcext:value-type="float">
            <text:p>540</text:p>
          </table:table-cell>
          <table:table-cell office:value-type="float" office:value="0.248904" calcext:value-type="float">
            <text:p>0.248904</text:p>
          </table:table-cell>
          <table:table-cell office:value-type="float" office:value="0.24908" calcext:value-type="float">
            <text:p>0.24908</text:p>
          </table:table-cell>
          <table:table-cell office:value-type="float" office:value="0.249024" calcext:value-type="float">
            <text:p>0.249024</text:p>
          </table:table-cell>
          <table:table-cell office:value-type="float" office:value="0.248988" calcext:value-type="float">
            <text:p>0.248988</text:p>
          </table:table-cell>
          <table:table-cell table:number-columns-repeated="2"/>
        </table:table-row>
        <table:table-row table:style-name="ro2">
          <table:table-cell/>
          <table:table-cell office:value-type="float" office:value="550" calcext:value-type="float">
            <text:p>550</text:p>
          </table:table-cell>
          <table:table-cell office:value-type="float" office:value="0.248829" calcext:value-type="float">
            <text:p>0.248829</text:p>
          </table:table-cell>
          <table:table-cell office:value-type="float" office:value="0.249011" calcext:value-type="float">
            <text:p>0.249011</text:p>
          </table:table-cell>
          <table:table-cell office:value-type="float" office:value="0.248954" calcext:value-type="float">
            <text:p>0.248954</text:p>
          </table:table-cell>
          <table:table-cell office:value-type="float" office:value="0.248919" calcext:value-type="float">
            <text:p>0.248919</text:p>
          </table:table-cell>
          <table:table-cell table:number-columns-repeated="2"/>
        </table:table-row>
        <table:table-row table:style-name="ro2">
          <table:table-cell/>
          <table:table-cell office:value-type="float" office:value="560" calcext:value-type="float">
            <text:p>560</text:p>
          </table:table-cell>
          <table:table-cell office:value-type="float" office:value="0.248755" calcext:value-type="float">
            <text:p>0.248755</text:p>
          </table:table-cell>
          <table:table-cell office:value-type="float" office:value="0.248943" calcext:value-type="float">
            <text:p>0.248943</text:p>
          </table:table-cell>
          <table:table-cell office:value-type="float" office:value="0.248885" calcext:value-type="float">
            <text:p>0.248885</text:p>
          </table:table-cell>
          <table:table-cell office:value-type="float" office:value="0.248851" calcext:value-type="float">
            <text:p>0.248851</text:p>
          </table:table-cell>
          <table:table-cell table:number-columns-repeated="2"/>
        </table:table-row>
        <table:table-row table:style-name="ro2">
          <table:table-cell/>
          <table:table-cell office:value-type="float" office:value="570" calcext:value-type="float">
            <text:p>570</text:p>
          </table:table-cell>
          <table:table-cell office:value-type="float" office:value="0.248686" calcext:value-type="float">
            <text:p>0.248686</text:p>
          </table:table-cell>
          <table:table-cell office:value-type="float" office:value="0.248877" calcext:value-type="float">
            <text:p>0.248877</text:p>
          </table:table-cell>
          <table:table-cell office:value-type="float" office:value="0.248819" calcext:value-type="float">
            <text:p>0.248819</text:p>
          </table:table-cell>
          <table:table-cell office:value-type="float" office:value="0.248784" calcext:value-type="float">
            <text:p>0.248784</text:p>
          </table:table-cell>
          <table:table-cell table:number-columns-repeated="2"/>
        </table:table-row>
        <table:table-row table:style-name="ro2">
          <table:table-cell/>
          <table:table-cell office:value-type="float" office:value="580" calcext:value-type="float">
            <text:p>580</text:p>
          </table:table-cell>
          <table:table-cell office:value-type="float" office:value="0.248617" calcext:value-type="float">
            <text:p>0.248617</text:p>
          </table:table-cell>
          <table:table-cell office:value-type="float" office:value="0.248812" calcext:value-type="float">
            <text:p>0.248812</text:p>
          </table:table-cell>
          <table:table-cell office:value-type="float" office:value="0.248753" calcext:value-type="float">
            <text:p>0.248753</text:p>
          </table:table-cell>
          <table:table-cell office:value-type="float" office:value="0.248715" calcext:value-type="float">
            <text:p>0.248715</text:p>
          </table:table-cell>
          <table:table-cell table:number-columns-repeated="2"/>
        </table:table-row>
        <table:table-row table:style-name="ro2">
          <table:table-cell/>
          <table:table-cell office:value-type="float" office:value="590" calcext:value-type="float">
            <text:p>590</text:p>
          </table:table-cell>
          <table:table-cell office:value-type="float" office:value="0.248551" calcext:value-type="float">
            <text:p>0.248551</text:p>
          </table:table-cell>
          <table:table-cell office:value-type="float" office:value="0.248752" calcext:value-type="float">
            <text:p>0.248752</text:p>
          </table:table-cell>
          <table:table-cell office:value-type="float" office:value="0.248695" calcext:value-type="float">
            <text:p>0.248695</text:p>
          </table:table-cell>
          <table:table-cell office:value-type="float" office:value="0.248652" calcext:value-type="float">
            <text:p>0.248652</text:p>
          </table:table-cell>
          <table:table-cell table:number-columns-repeated="2"/>
        </table:table-row>
        <table:table-row table:style-name="ro2">
          <table:table-cell/>
          <table:table-cell office:value-type="float" office:value="600" calcext:value-type="float">
            <text:p>600</text:p>
          </table:table-cell>
          <table:table-cell office:value-type="float" office:value="0.248486" calcext:value-type="float">
            <text:p>0.248486</text:p>
          </table:table-cell>
          <table:table-cell office:value-type="float" office:value="0.248689" calcext:value-type="float">
            <text:p>0.248689</text:p>
          </table:table-cell>
          <table:table-cell office:value-type="float" office:value="0.248633" calcext:value-type="float">
            <text:p>0.248633</text:p>
          </table:table-cell>
          <table:table-cell office:value-type="float" office:value="0.248592" calcext:value-type="float">
            <text:p>0.248592</text:p>
          </table:table-cell>
          <table:table-cell table:number-columns-repeated="2"/>
        </table:table-row>
        <table:table-row table:style-name="ro2">
          <table:table-cell/>
          <table:table-cell office:value-type="float" office:value="610" calcext:value-type="float">
            <text:p>610</text:p>
          </table:table-cell>
          <table:table-cell office:value-type="float" office:value="0.248422" calcext:value-type="float">
            <text:p>0.248422</text:p>
          </table:table-cell>
          <table:table-cell office:value-type="float" office:value="0.248628" calcext:value-type="float">
            <text:p>0.248628</text:p>
          </table:table-cell>
          <table:table-cell office:value-type="float" office:value="0.248563" calcext:value-type="float">
            <text:p>0.248563</text:p>
          </table:table-cell>
          <table:table-cell office:value-type="float" office:value="0.248531" calcext:value-type="float">
            <text:p>0.248531</text:p>
          </table:table-cell>
          <table:table-cell table:number-columns-repeated="2"/>
        </table:table-row>
        <table:table-row table:style-name="ro2">
          <table:table-cell/>
          <table:table-cell office:value-type="float" office:value="620" calcext:value-type="float">
            <text:p>620</text:p>
          </table:table-cell>
          <table:table-cell office:value-type="float" office:value="0.248362" calcext:value-type="float">
            <text:p>0.248362</text:p>
          </table:table-cell>
          <table:table-cell office:value-type="float" office:value="0.248566" calcext:value-type="float">
            <text:p>0.248566</text:p>
          </table:table-cell>
          <table:table-cell office:value-type="float" office:value="0.248503" calcext:value-type="float">
            <text:p>0.248503</text:p>
          </table:table-cell>
          <table:table-cell office:value-type="float" office:value="0.248474" calcext:value-type="float">
            <text:p>0.248474</text:p>
          </table:table-cell>
          <table:table-cell table:number-columns-repeated="2"/>
        </table:table-row>
        <table:table-row table:style-name="ro2">
          <table:table-cell/>
          <table:table-cell office:value-type="float" office:value="630" calcext:value-type="float">
            <text:p>630</text:p>
          </table:table-cell>
          <table:table-cell office:value-type="float" office:value="0.248301" calcext:value-type="float">
            <text:p>0.248301</text:p>
          </table:table-cell>
          <table:table-cell office:value-type="float" office:value="0.248512" calcext:value-type="float">
            <text:p>0.248512</text:p>
          </table:table-cell>
          <table:table-cell office:value-type="float" office:value="0.248445" calcext:value-type="float">
            <text:p>0.248445</text:p>
          </table:table-cell>
          <table:table-cell office:value-type="float" office:value="0.248417" calcext:value-type="float">
            <text:p>0.248417</text:p>
          </table:table-cell>
          <table:table-cell table:number-columns-repeated="2"/>
        </table:table-row>
        <table:table-row table:style-name="ro2">
          <table:table-cell/>
          <table:table-cell office:value-type="float" office:value="640" calcext:value-type="float">
            <text:p>640</text:p>
          </table:table-cell>
          <table:table-cell office:value-type="float" office:value="0.248245" calcext:value-type="float">
            <text:p>0.248245</text:p>
          </table:table-cell>
          <table:table-cell office:value-type="float" office:value="0.248456" calcext:value-type="float">
            <text:p>0.248456</text:p>
          </table:table-cell>
          <table:table-cell office:value-type="float" office:value="0.24839" calcext:value-type="float">
            <text:p>0.24839</text:p>
          </table:table-cell>
          <table:table-cell office:value-type="float" office:value="0.248363" calcext:value-type="float">
            <text:p>0.248363</text:p>
          </table:table-cell>
          <table:table-cell table:number-columns-repeated="2"/>
        </table:table-row>
        <table:table-row table:style-name="ro2">
          <table:table-cell/>
          <table:table-cell office:value-type="float" office:value="650" calcext:value-type="float">
            <text:p>650</text:p>
          </table:table-cell>
          <table:table-cell office:value-type="float" office:value="0.248186" calcext:value-type="float">
            <text:p>0.248186</text:p>
          </table:table-cell>
          <table:table-cell office:value-type="float" office:value="0.248406" calcext:value-type="float">
            <text:p>0.248406</text:p>
          </table:table-cell>
          <table:table-cell office:value-type="float" office:value="0.248337" calcext:value-type="float">
            <text:p>0.248337</text:p>
          </table:table-cell>
          <table:table-cell office:value-type="float" office:value="0.248309" calcext:value-type="float">
            <text:p>0.248309</text:p>
          </table:table-cell>
          <table:table-cell table:number-columns-repeated="2"/>
        </table:table-row>
        <table:table-row table:style-name="ro2">
          <table:table-cell/>
          <table:table-cell office:value-type="float" office:value="660" calcext:value-type="float">
            <text:p>660</text:p>
          </table:table-cell>
          <table:table-cell office:value-type="float" office:value="0.24813" calcext:value-type="float">
            <text:p>0.24813</text:p>
          </table:table-cell>
          <table:table-cell office:value-type="float" office:value="0.248356" calcext:value-type="float">
            <text:p>0.248356</text:p>
          </table:table-cell>
          <table:table-cell office:value-type="float" office:value="0.248284" calcext:value-type="float">
            <text:p>0.248284</text:p>
          </table:table-cell>
          <table:table-cell office:value-type="float" office:value="0.248258" calcext:value-type="float">
            <text:p>0.248258</text:p>
          </table:table-cell>
          <table:table-cell table:number-columns-repeated="2"/>
        </table:table-row>
        <table:table-row table:style-name="ro2">
          <table:table-cell/>
          <table:table-cell office:value-type="float" office:value="670" calcext:value-type="float">
            <text:p>670</text:p>
          </table:table-cell>
          <table:table-cell office:value-type="float" office:value="0.248076" calcext:value-type="float">
            <text:p>0.248076</text:p>
          </table:table-cell>
          <table:table-cell office:value-type="float" office:value="0.248305" calcext:value-type="float">
            <text:p>0.248305</text:p>
          </table:table-cell>
          <table:table-cell office:value-type="float" office:value="0.248234" calcext:value-type="float">
            <text:p>0.248234</text:p>
          </table:table-cell>
          <table:table-cell office:value-type="float" office:value="0.248205" calcext:value-type="float">
            <text:p>0.248205</text:p>
          </table:table-cell>
          <table:table-cell table:number-columns-repeated="2"/>
        </table:table-row>
        <table:table-row table:style-name="ro2">
          <table:table-cell/>
          <table:table-cell office:value-type="float" office:value="680" calcext:value-type="float">
            <text:p>680</text:p>
          </table:table-cell>
          <table:table-cell office:value-type="float" office:value="0.248023" calcext:value-type="float">
            <text:p>0.248023</text:p>
          </table:table-cell>
          <table:table-cell office:value-type="float" office:value="0.248252" calcext:value-type="float">
            <text:p>0.248252</text:p>
          </table:table-cell>
          <table:table-cell office:value-type="float" office:value="0.248186" calcext:value-type="float">
            <text:p>0.248186</text:p>
          </table:table-cell>
          <table:table-cell office:value-type="float" office:value="0.248156" calcext:value-type="float">
            <text:p>0.248156</text:p>
          </table:table-cell>
          <table:table-cell table:number-columns-repeated="2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office:value-type="float" office:value="0.247968" calcext:value-type="float">
            <text:p>0.247968</text:p>
          </table:table-cell>
          <table:table-cell office:value-type="float" office:value="0.248206" calcext:value-type="float">
            <text:p>0.248206</text:p>
          </table:table-cell>
          <table:table-cell office:value-type="float" office:value="0.248137" calcext:value-type="float">
            <text:p>0.248137</text:p>
          </table:table-cell>
          <table:table-cell office:value-type="float" office:value="0.248106" calcext:value-type="float">
            <text:p>0.2481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700" calcext:value-type="float">
            <text:p>700</text:p>
          </table:table-cell>
          <table:table-cell office:value-type="float" office:value="0.247917" calcext:value-type="float">
            <text:p>0.247917</text:p>
          </table:table-cell>
          <table:table-cell office:value-type="float" office:value="0.248161" calcext:value-type="float">
            <text:p>0.248161</text:p>
          </table:table-cell>
          <table:table-cell office:value-type="float" office:value="0.248091" calcext:value-type="float">
            <text:p>0.248091</text:p>
          </table:table-cell>
          <table:table-cell office:value-type="float" office:value="0.248059" calcext:value-type="float">
            <text:p>0.248059</text:p>
          </table:table-cell>
          <table:table-cell table:number-columns-repeated="2"/>
        </table:table-row>
        <table:table-row table:style-name="ro2">
          <table:table-cell/>
          <table:table-cell office:value-type="float" office:value="710" calcext:value-type="float">
            <text:p>710</text:p>
          </table:table-cell>
          <table:table-cell office:value-type="float" office:value="0.247869" calcext:value-type="float">
            <text:p>0.247869</text:p>
          </table:table-cell>
          <table:table-cell office:value-type="float" office:value="0.248114" calcext:value-type="float">
            <text:p>0.248114</text:p>
          </table:table-cell>
          <table:table-cell office:value-type="float" office:value="0.248039" calcext:value-type="float">
            <text:p>0.248039</text:p>
          </table:table-cell>
          <table:table-cell office:value-type="float" office:value="0.248014" calcext:value-type="float">
            <text:p>0.248014</text:p>
          </table:table-cell>
          <table:table-cell table:number-columns-repeated="2"/>
        </table:table-row>
        <table:table-row table:style-name="ro2">
          <table:table-cell/>
          <table:table-cell office:value-type="float" office:value="720" calcext:value-type="float">
            <text:p>720</text:p>
          </table:table-cell>
          <table:table-cell office:value-type="float" office:value="0.247821" calcext:value-type="float">
            <text:p>0.247821</text:p>
          </table:table-cell>
          <table:table-cell office:value-type="float" office:value="0.248069" calcext:value-type="float">
            <text:p>0.248069</text:p>
          </table:table-cell>
          <table:table-cell office:value-type="float" office:value="0.24799" calcext:value-type="float">
            <text:p>0.24799</text:p>
          </table:table-cell>
          <table:table-cell office:value-type="float" office:value="0.247969" calcext:value-type="float">
            <text:p>0.247969</text:p>
          </table:table-cell>
          <table:table-cell table:number-columns-repeated="2"/>
        </table:table-row>
        <table:table-row table:style-name="ro2">
          <table:table-cell/>
          <table:table-cell office:value-type="float" office:value="730" calcext:value-type="float">
            <text:p>730</text:p>
          </table:table-cell>
          <table:table-cell office:value-type="float" office:value="0.247771" calcext:value-type="float">
            <text:p>0.247771</text:p>
          </table:table-cell>
          <table:table-cell office:value-type="float" office:value="0.248024" calcext:value-type="float">
            <text:p>0.248024</text:p>
          </table:table-cell>
          <table:table-cell office:value-type="float" office:value="0.247944" calcext:value-type="float">
            <text:p>0.247944</text:p>
          </table:table-cell>
          <table:table-cell office:value-type="float" office:value="0.247922" calcext:value-type="float">
            <text:p>0.247922</text:p>
          </table:table-cell>
          <table:table-cell table:number-columns-repeated="2"/>
        </table:table-row>
        <table:table-row table:style-name="ro2">
          <table:table-cell/>
          <table:table-cell office:value-type="float" office:value="740" calcext:value-type="float">
            <text:p>740</text:p>
          </table:table-cell>
          <table:table-cell office:value-type="float" office:value="0.247723" calcext:value-type="float">
            <text:p>0.247723</text:p>
          </table:table-cell>
          <table:table-cell office:value-type="float" office:value="0.247981" calcext:value-type="float">
            <text:p>0.247981</text:p>
          </table:table-cell>
          <table:table-cell office:value-type="float" office:value="0.247903" calcext:value-type="float">
            <text:p>0.247903</text:p>
          </table:table-cell>
          <table:table-cell office:value-type="float" office:value="0.247877" calcext:value-type="float">
            <text:p>0.247877</text:p>
          </table:table-cell>
          <table:table-cell table:number-columns-repeated="2"/>
        </table:table-row>
        <table:table-row table:style-name="ro2">
          <table:table-cell/>
          <table:table-cell office:value-type="float" office:value="750" calcext:value-type="float">
            <text:p>750</text:p>
          </table:table-cell>
          <table:table-cell office:value-type="float" office:value="0.247676" calcext:value-type="float">
            <text:p>0.247676</text:p>
          </table:table-cell>
          <table:table-cell office:value-type="float" office:value="0.247939" calcext:value-type="float">
            <text:p>0.247939</text:p>
          </table:table-cell>
          <table:table-cell office:value-type="float" office:value="0.247863" calcext:value-type="float">
            <text:p>0.247863</text:p>
          </table:table-cell>
          <table:table-cell office:value-type="float" office:value="0.247836" calcext:value-type="float">
            <text:p>0.247836</text:p>
          </table:table-cell>
          <table:table-cell table:number-columns-repeated="2"/>
        </table:table-row>
        <table:table-row table:style-name="ro2">
          <table:table-cell/>
          <table:table-cell office:value-type="float" office:value="760" calcext:value-type="float">
            <text:p>760</text:p>
          </table:table-cell>
          <table:table-cell office:value-type="float" office:value="0.24763" calcext:value-type="float">
            <text:p>0.24763</text:p>
          </table:table-cell>
          <table:table-cell office:value-type="float" office:value="0.247896" calcext:value-type="float">
            <text:p>0.247896</text:p>
          </table:table-cell>
          <table:table-cell office:value-type="float" office:value="0.247823" calcext:value-type="float">
            <text:p>0.247823</text:p>
          </table:table-cell>
          <table:table-cell office:value-type="float" office:value="0.247792" calcext:value-type="float">
            <text:p>0.247792</text:p>
          </table:table-cell>
          <table:table-cell table:number-columns-repeated="2"/>
        </table:table-row>
        <table:table-row table:style-name="ro2">
          <table:table-cell/>
          <table:table-cell office:value-type="float" office:value="770" calcext:value-type="float">
            <text:p>770</text:p>
          </table:table-cell>
          <table:table-cell office:value-type="float" office:value="0.247586" calcext:value-type="float">
            <text:p>0.247586</text:p>
          </table:table-cell>
          <table:table-cell office:value-type="float" office:value="0.247857" calcext:value-type="float">
            <text:p>0.247857</text:p>
          </table:table-cell>
          <table:table-cell office:value-type="float" office:value="0.247787" calcext:value-type="float">
            <text:p>0.247787</text:p>
          </table:table-cell>
          <table:table-cell office:value-type="float" office:value="0.247751" calcext:value-type="float">
            <text:p>0.247751</text:p>
          </table:table-cell>
          <table:table-cell table:number-columns-repeated="2"/>
        </table:table-row>
        <table:table-row table:style-name="ro2">
          <table:table-cell/>
          <table:table-cell office:value-type="float" office:value="780" calcext:value-type="float">
            <text:p>780</text:p>
          </table:table-cell>
          <table:table-cell office:value-type="float" office:value="0.247545" calcext:value-type="float">
            <text:p>0.247545</text:p>
          </table:table-cell>
          <table:table-cell office:value-type="float" office:value="0.247817" calcext:value-type="float">
            <text:p>0.247817</text:p>
          </table:table-cell>
          <table:table-cell office:value-type="float" office:value="0.247745" calcext:value-type="float">
            <text:p>0.247745</text:p>
          </table:table-cell>
          <table:table-cell office:value-type="float" office:value="0.247709" calcext:value-type="float">
            <text:p>0.247709</text:p>
          </table:table-cell>
          <table:table-cell table:number-columns-repeated="2"/>
        </table:table-row>
        <table:table-row table:style-name="ro2">
          <table:table-cell/>
          <table:table-cell office:value-type="float" office:value="790" calcext:value-type="float">
            <text:p>790</text:p>
          </table:table-cell>
          <table:table-cell office:value-type="float" office:value="0.247501" calcext:value-type="float">
            <text:p>0.247501</text:p>
          </table:table-cell>
          <table:table-cell office:value-type="float" office:value="0.247778" calcext:value-type="float">
            <text:p>0.247778</text:p>
          </table:table-cell>
          <table:table-cell office:value-type="float" office:value="0.247707" calcext:value-type="float">
            <text:p>0.247707</text:p>
          </table:table-cell>
          <table:table-cell office:value-type="float" office:value="0.24767" calcext:value-type="float">
            <text:p>0.24767</text:p>
          </table:table-cell>
          <table:table-cell table:number-columns-repeated="2"/>
        </table:table-row>
        <table:table-row table:style-name="ro2">
          <table:table-cell/>
          <table:table-cell office:value-type="float" office:value="800" calcext:value-type="float">
            <text:p>800</text:p>
          </table:table-cell>
          <table:table-cell office:value-type="float" office:value="0.247458" calcext:value-type="float">
            <text:p>0.247458</text:p>
          </table:table-cell>
          <table:table-cell office:value-type="float" office:value="0.24774" calcext:value-type="float">
            <text:p>0.24774</text:p>
          </table:table-cell>
          <table:table-cell office:value-type="float" office:value="0.247669" calcext:value-type="float">
            <text:p>0.247669</text:p>
          </table:table-cell>
          <table:table-cell office:value-type="float" office:value="0.247632" calcext:value-type="float">
            <text:p>0.247632</text:p>
          </table:table-cell>
          <table:table-cell table:number-columns-repeated="2"/>
        </table:table-row>
        <table:table-row table:style-name="ro2">
          <table:table-cell/>
          <table:table-cell office:value-type="float" office:value="810" calcext:value-type="float">
            <text:p>810</text:p>
          </table:table-cell>
          <table:table-cell office:value-type="float" office:value="0.247416" calcext:value-type="float">
            <text:p>0.247416</text:p>
          </table:table-cell>
          <table:table-cell office:value-type="float" office:value="0.247703" calcext:value-type="float">
            <text:p>0.247703</text:p>
          </table:table-cell>
          <table:table-cell office:value-type="float" office:value="0.247622" calcext:value-type="float">
            <text:p>0.247622</text:p>
          </table:table-cell>
          <table:table-cell office:value-type="float" office:value="0.247594" calcext:value-type="float">
            <text:p>0.247594</text:p>
          </table:table-cell>
          <table:table-cell table:number-columns-repeated="2"/>
        </table:table-row>
        <table:table-row table:style-name="ro2">
          <table:table-cell/>
          <table:table-cell office:value-type="float" office:value="820" calcext:value-type="float">
            <text:p>820</text:p>
          </table:table-cell>
          <table:table-cell office:value-type="float" office:value="0.247376" calcext:value-type="float">
            <text:p>0.247376</text:p>
          </table:table-cell>
          <table:table-cell office:value-type="float" office:value="0.247669" calcext:value-type="float">
            <text:p>0.247669</text:p>
          </table:table-cell>
          <table:table-cell office:value-type="float" office:value="0.247578" calcext:value-type="float">
            <text:p>0.247578</text:p>
          </table:table-cell>
          <table:table-cell office:value-type="float" office:value="0.247557" calcext:value-type="float">
            <text:p>0.247557</text:p>
          </table:table-cell>
          <table:table-cell table:number-columns-repeated="2"/>
        </table:table-row>
        <table:table-row table:style-name="ro2">
          <table:table-cell/>
          <table:table-cell office:value-type="float" office:value="830" calcext:value-type="float">
            <text:p>830</text:p>
          </table:table-cell>
          <table:table-cell office:value-type="float" office:value="0.247336" calcext:value-type="float">
            <text:p>0.247336</text:p>
          </table:table-cell>
          <table:table-cell office:value-type="float" office:value="0.247634" calcext:value-type="float">
            <text:p>0.247634</text:p>
          </table:table-cell>
          <table:table-cell office:value-type="float" office:value="0.247542" calcext:value-type="float">
            <text:p>0.247542</text:p>
          </table:table-cell>
          <table:table-cell office:value-type="float" office:value="0.247519" calcext:value-type="float">
            <text:p>0.247519</text:p>
          </table:table-cell>
          <table:table-cell table:number-columns-repeated="2"/>
        </table:table-row>
        <table:table-row table:style-name="ro2">
          <table:table-cell/>
          <table:table-cell office:value-type="float" office:value="840" calcext:value-type="float">
            <text:p>840</text:p>
          </table:table-cell>
          <table:table-cell office:value-type="float" office:value="0.247294" calcext:value-type="float">
            <text:p>0.247294</text:p>
          </table:table-cell>
          <table:table-cell office:value-type="float" office:value="0.247599" calcext:value-type="float">
            <text:p>0.247599</text:p>
          </table:table-cell>
          <table:table-cell office:value-type="float" office:value="0.247508" calcext:value-type="float">
            <text:p>0.247508</text:p>
          </table:table-cell>
          <table:table-cell office:value-type="float" office:value="0.247484" calcext:value-type="float">
            <text:p>0.247484</text:p>
          </table:table-cell>
          <table:table-cell table:number-columns-repeated="2"/>
        </table:table-row>
        <table:table-row table:style-name="ro2">
          <table:table-cell/>
          <table:table-cell office:value-type="float" office:value="850" calcext:value-type="float">
            <text:p>850</text:p>
          </table:table-cell>
          <table:table-cell office:value-type="float" office:value="0.247252" calcext:value-type="float">
            <text:p>0.247252</text:p>
          </table:table-cell>
          <table:table-cell office:value-type="float" office:value="0.247564" calcext:value-type="float">
            <text:p>0.247564</text:p>
          </table:table-cell>
          <table:table-cell office:value-type="float" office:value="0.247476" calcext:value-type="float">
            <text:p>0.247476</text:p>
          </table:table-cell>
          <table:table-cell office:value-type="float" office:value="0.247449" calcext:value-type="float">
            <text:p>0.247449</text:p>
          </table:table-cell>
          <table:table-cell table:number-columns-repeated="2"/>
        </table:table-row>
        <table:table-row table:style-name="ro2">
          <table:table-cell/>
          <table:table-cell office:value-type="float" office:value="860" calcext:value-type="float">
            <text:p>860</text:p>
          </table:table-cell>
          <table:table-cell office:value-type="float" office:value="0.247215" calcext:value-type="float">
            <text:p>0.247215</text:p>
          </table:table-cell>
          <table:table-cell office:value-type="float" office:value="0.247529" calcext:value-type="float">
            <text:p>0.247529</text:p>
          </table:table-cell>
          <table:table-cell office:value-type="float" office:value="0.247441" calcext:value-type="float">
            <text:p>0.247441</text:p>
          </table:table-cell>
          <table:table-cell office:value-type="float" office:value="0.247413" calcext:value-type="float">
            <text:p>0.247413</text:p>
          </table:table-cell>
          <table:table-cell table:number-columns-repeated="2"/>
        </table:table-row>
        <table:table-row table:style-name="ro2">
          <table:table-cell/>
          <table:table-cell office:value-type="float" office:value="870" calcext:value-type="float">
            <text:p>870</text:p>
          </table:table-cell>
          <table:table-cell office:value-type="float" office:value="0.247175" calcext:value-type="float">
            <text:p>0.247175</text:p>
          </table:table-cell>
          <table:table-cell office:value-type="float" office:value="0.247496" calcext:value-type="float">
            <text:p>0.247496</text:p>
          </table:table-cell>
          <table:table-cell office:value-type="float" office:value="0.247407" calcext:value-type="float">
            <text:p>0.247407</text:p>
          </table:table-cell>
          <table:table-cell office:value-type="float" office:value="0.24738" calcext:value-type="float">
            <text:p>0.24738</text:p>
          </table:table-cell>
          <table:table-cell table:number-columns-repeated="2"/>
        </table:table-row>
        <table:table-row table:style-name="ro2">
          <table:table-cell/>
          <table:table-cell office:value-type="float" office:value="880" calcext:value-type="float">
            <text:p>880</text:p>
          </table:table-cell>
          <table:table-cell office:value-type="float" office:value="0.247137" calcext:value-type="float">
            <text:p>0.247137</text:p>
          </table:table-cell>
          <table:table-cell office:value-type="float" office:value="0.247461" calcext:value-type="float">
            <text:p>0.247461</text:p>
          </table:table-cell>
          <table:table-cell office:value-type="float" office:value="0.247375" calcext:value-type="float">
            <text:p>0.247375</text:p>
          </table:table-cell>
          <table:table-cell office:value-type="float" office:value="0.247348" calcext:value-type="float">
            <text:p>0.247348</text:p>
          </table:table-cell>
          <table:table-cell table:number-columns-repeated="2"/>
        </table:table-row>
        <table:table-row table:style-name="ro2">
          <table:table-cell/>
          <table:table-cell office:value-type="float" office:value="890" calcext:value-type="float">
            <text:p>890</text:p>
          </table:table-cell>
          <table:table-cell office:value-type="float" office:value="0.247099" calcext:value-type="float">
            <text:p>0.247099</text:p>
          </table:table-cell>
          <table:table-cell office:value-type="float" office:value="0.247429" calcext:value-type="float">
            <text:p>0.247429</text:p>
          </table:table-cell>
          <table:table-cell office:value-type="float" office:value="0.247343" calcext:value-type="float">
            <text:p>0.247343</text:p>
          </table:table-cell>
          <table:table-cell office:value-type="float" office:value="0.247314" calcext:value-type="float">
            <text:p>0.247314</text:p>
          </table:table-cell>
          <table:table-cell table:number-columns-repeated="2"/>
        </table:table-row>
        <table:table-row table:style-name="ro2">
          <table:table-cell/>
          <table:table-cell office:value-type="float" office:value="900" calcext:value-type="float">
            <text:p>900</text:p>
          </table:table-cell>
          <table:table-cell office:value-type="float" office:value="0.247064" calcext:value-type="float">
            <text:p>0.247064</text:p>
          </table:table-cell>
          <table:table-cell office:value-type="float" office:value="0.247398" calcext:value-type="float">
            <text:p>0.247398</text:p>
          </table:table-cell>
          <table:table-cell office:value-type="float" office:value="0.247313" calcext:value-type="float">
            <text:p>0.247313</text:p>
          </table:table-cell>
          <table:table-cell office:value-type="float" office:value="0.247281" calcext:value-type="float">
            <text:p>0.247281</text:p>
          </table:table-cell>
          <table:table-cell table:number-columns-repeated="2"/>
        </table:table-row>
        <table:table-row table:style-name="ro2">
          <table:table-cell/>
          <table:table-cell office:value-type="float" office:value="910" calcext:value-type="float">
            <text:p>910</text:p>
          </table:table-cell>
          <table:table-cell office:value-type="float" office:value="0.247028" calcext:value-type="float">
            <text:p>0.247028</text:p>
          </table:table-cell>
          <table:table-cell office:value-type="float" office:value="0.247366" calcext:value-type="float">
            <text:p>0.247366</text:p>
          </table:table-cell>
          <table:table-cell office:value-type="float" office:value="0.247273" calcext:value-type="float">
            <text:p>0.247273</text:p>
          </table:table-cell>
          <table:table-cell office:value-type="float" office:value="0.247252" calcext:value-type="float">
            <text:p>0.247252</text:p>
          </table:table-cell>
          <table:table-cell table:number-columns-repeated="2"/>
        </table:table-row>
        <table:table-row table:style-name="ro2">
          <table:table-cell/>
          <table:table-cell office:value-type="float" office:value="920" calcext:value-type="float">
            <text:p>920</text:p>
          </table:table-cell>
          <table:table-cell office:value-type="float" office:value="0.246991" calcext:value-type="float">
            <text:p>0.246991</text:p>
          </table:table-cell>
          <table:table-cell office:value-type="float" office:value="0.247336" calcext:value-type="float">
            <text:p>0.247336</text:p>
          </table:table-cell>
          <table:table-cell office:value-type="float" office:value="0.247238" calcext:value-type="float">
            <text:p>0.247238</text:p>
          </table:table-cell>
          <table:table-cell office:value-type="float" office:value="0.247219" calcext:value-type="float">
            <text:p>0.247219</text:p>
          </table:table-cell>
          <table:table-cell table:number-columns-repeated="2"/>
        </table:table-row>
        <table:table-row table:style-name="ro2">
          <table:table-cell/>
          <table:table-cell office:value-type="float" office:value="930" calcext:value-type="float">
            <text:p>930</text:p>
          </table:table-cell>
          <table:table-cell office:value-type="float" office:value="0.246956" calcext:value-type="float">
            <text:p>0.246956</text:p>
          </table:table-cell>
          <table:table-cell office:value-type="float" office:value="0.247307" calcext:value-type="float">
            <text:p>0.247307</text:p>
          </table:table-cell>
          <table:table-cell office:value-type="float" office:value="0.247207" calcext:value-type="float">
            <text:p>0.247207</text:p>
          </table:table-cell>
          <table:table-cell office:value-type="float" office:value="0.247189" calcext:value-type="float">
            <text:p>0.247189</text:p>
          </table:table-cell>
          <table:table-cell table:number-columns-repeated="2"/>
        </table:table-row>
        <table:table-row table:style-name="ro2">
          <table:table-cell/>
          <table:table-cell office:value-type="float" office:value="940" calcext:value-type="float">
            <text:p>940</text:p>
          </table:table-cell>
          <table:table-cell office:value-type="float" office:value="0.246922" calcext:value-type="float">
            <text:p>0.246922</text:p>
          </table:table-cell>
          <table:table-cell office:value-type="float" office:value="0.247277" calcext:value-type="float">
            <text:p>0.247277</text:p>
          </table:table-cell>
          <table:table-cell office:value-type="float" office:value="0.247177" calcext:value-type="float">
            <text:p>0.247177</text:p>
          </table:table-cell>
          <table:table-cell office:value-type="float" office:value="0.247155" calcext:value-type="float">
            <text:p>0.247155</text:p>
          </table:table-cell>
          <table:table-cell table:number-columns-repeated="2"/>
        </table:table-row>
        <table:table-row table:style-name="ro2">
          <table:table-cell/>
          <table:table-cell office:value-type="float" office:value="950" calcext:value-type="float">
            <text:p>950</text:p>
          </table:table-cell>
          <table:table-cell office:value-type="float" office:value="0.246887" calcext:value-type="float">
            <text:p>0.246887</text:p>
          </table:table-cell>
          <table:table-cell office:value-type="float" office:value="0.24725" calcext:value-type="float">
            <text:p>0.24725</text:p>
          </table:table-cell>
          <table:table-cell office:value-type="float" office:value="0.247148" calcext:value-type="float">
            <text:p>0.247148</text:p>
          </table:table-cell>
          <table:table-cell office:value-type="float" office:value="0.247126" calcext:value-type="float">
            <text:p>0.247126</text:p>
          </table:table-cell>
          <table:table-cell table:number-columns-repeated="2"/>
        </table:table-row>
        <table:table-row table:style-name="ro2">
          <table:table-cell/>
          <table:table-cell office:value-type="float" office:value="960" calcext:value-type="float">
            <text:p>960</text:p>
          </table:table-cell>
          <table:table-cell office:value-type="float" office:value="0.246852" calcext:value-type="float">
            <text:p>0.246852</text:p>
          </table:table-cell>
          <table:table-cell office:value-type="float" office:value="0.24722" calcext:value-type="float">
            <text:p>0.24722</text:p>
          </table:table-cell>
          <table:table-cell office:value-type="float" office:value="0.247122" calcext:value-type="float">
            <text:p>0.247122</text:p>
          </table:table-cell>
          <table:table-cell office:value-type="float" office:value="0.247097" calcext:value-type="float">
            <text:p>0.247097</text:p>
          </table:table-cell>
          <table:table-cell table:number-columns-repeated="2"/>
        </table:table-row>
        <table:table-row table:style-name="ro2">
          <table:table-cell/>
          <table:table-cell office:value-type="float" office:value="970" calcext:value-type="float">
            <text:p>970</text:p>
          </table:table-cell>
          <table:table-cell office:value-type="float" office:value="0.246821" calcext:value-type="float">
            <text:p>0.246821</text:p>
          </table:table-cell>
          <table:table-cell office:value-type="float" office:value="0.247194" calcext:value-type="float">
            <text:p>0.247194</text:p>
          </table:table-cell>
          <table:table-cell office:value-type="float" office:value="0.247094" calcext:value-type="float">
            <text:p>0.247094</text:p>
          </table:table-cell>
          <table:table-cell office:value-type="float" office:value="0.247067" calcext:value-type="float">
            <text:p>0.247067</text:p>
          </table:table-cell>
          <table:table-cell table:number-columns-repeated="2"/>
        </table:table-row>
        <table:table-row table:style-name="ro2">
          <table:table-cell/>
          <table:table-cell office:value-type="float" office:value="980" calcext:value-type="float">
            <text:p>980</text:p>
          </table:table-cell>
          <table:table-cell office:value-type="float" office:value="0.246789" calcext:value-type="float">
            <text:p>0.246789</text:p>
          </table:table-cell>
          <table:table-cell office:value-type="float" office:value="0.247168" calcext:value-type="float">
            <text:p>0.247168</text:p>
          </table:table-cell>
          <table:table-cell office:value-type="float" office:value="0.247068" calcext:value-type="float">
            <text:p>0.247068</text:p>
          </table:table-cell>
          <table:table-cell office:value-type="float" office:value="0.247039" calcext:value-type="float">
            <text:p>0.247039</text:p>
          </table:table-cell>
          <table:table-cell table:number-columns-repeated="2"/>
        </table:table-row>
        <table:table-row table:style-name="ro2">
          <table:table-cell/>
          <table:table-cell office:value-type="float" office:value="990" calcext:value-type="float">
            <text:p>990</text:p>
          </table:table-cell>
          <table:table-cell office:value-type="float" office:value="0.246756" calcext:value-type="float">
            <text:p>0.246756</text:p>
          </table:table-cell>
          <table:table-cell office:value-type="float" office:value="0.247142" calcext:value-type="float">
            <text:p>0.247142</text:p>
          </table:table-cell>
          <table:table-cell office:value-type="float" office:value="0.24704" calcext:value-type="float">
            <text:p>0.24704</text:p>
          </table:table-cell>
          <table:table-cell office:value-type="float" office:value="0.247009" calcext:value-type="float">
            <text:p>0.247009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0.246724" calcext:value-type="float">
            <text:p>0.246724</text:p>
          </table:table-cell>
          <table:table-cell office:value-type="float" office:value="0.247115" calcext:value-type="float">
            <text:p>0.247115</text:p>
          </table:table-cell>
          <table:table-cell office:value-type="float" office:value="0.247014" calcext:value-type="float">
            <text:p>0.247014</text:p>
          </table:table-cell>
          <table:table-cell office:value-type="float" office:value="0.246983" calcext:value-type="float">
            <text:p>0.246983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Kaggle Public Score</text:p>
          </table:table-cell>
          <table:table-cell/>
          <table:table-cell office:value-type="float" office:value="0.6243" calcext:value-type="float">
            <text:p>0.6243</text:p>
          </table:table-cell>
          <table:table-cell office:value-type="float" office:value="0.62369" calcext:value-type="float">
            <text:p>0.62369</text:p>
          </table:table-cell>
          <table:table-cell office:value-type="float" office:value="0.62274" calcext:value-type="float">
            <text:p>0.62274</text:p>
          </table:table-cell>
          <table:table-cell office:value-type="float" office:value="0.62226" calcext:value-type="float">
            <text:p>0.6222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2">00/00/0000</text:date>, <text:time style:data-style-name="N2" text:time-value="14:45:36.2904844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5:19:53.997947907</meta:creation-date>
    <dc:date>2018-04-22T18:03:39.516282776</dc:date>
    <meta:editing-duration>PT5H10M3S</meta:editing-duration>
    <meta:editing-cycles>29</meta:editing-cycles>
    <meta:generator>LibreOffice/5.1.6.2$Linux_X86_64 LibreOffice_project/10m0$Build-2</meta:generator>
    <meta:document-statistic meta:table-count="1" meta:cell-count="516" meta:object-count="0"/>
  </office:meta>
</office:document-meta>
</file>